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" svg:font-family="'Alegreya Sans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01pt"/>
    </style:style>
    <style:style style:name="ro1" style:family="table-row">
      <style:table-row-properties style:row-height="77.24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2.49pt solid #000000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italic" fo:text-shadow="none" style:text-underline-style="none" fo:font-weight="normal" style:font-size-asian="12pt" style:font-style-asian="italic" style:font-weight-asian="normal" style:font-name-complex="Alegreya Sans" style:font-size-complex="12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2.49pt solid #000000" fo:background-color="#b6d7a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2.49pt solid #000000" fo:background-color="#93c4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2.49pt solid #000000" fo:background-color="#6aa84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2.49pt solid #000000" fo:background-color="#38761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2.49pt solid #000000" fo:background-color="#dd7e6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2.49pt solid #000000" fo:background-color="#cc412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fo:border-bottom="2.49pt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text-shadow="none" style:font-name="Alegreya Sans" fo:font-size="12pt" fo:font-weight="normal" style:text-underline-style="none" style:text-underline-color="font-color" style:text-line-through-type="none" fo:font-style="normal" style:text-outline="false" style:text-position="0% 100%" fo:color="#000000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legreya Sans" fo:font-size="12pt" style:text-underline-style="none" style:text-underline-color="font-color" style:text-line-through-type="none" fo:font-style="normal" style:text-outline="false" style:text-position="0% 100%" fo:color="#000000" style:font-name-complex="Alegreya Sans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legreya Sans" fo:font-size="12pt" style:text-underline-style="none" style:text-underline-color="font-color" style:text-line-through-type="none" fo:font-style="normal" style:text-outline="false" style:text-position="0% 100%" fo:color="#000000" style:font-name-complex="Alegreya Sans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number-columns-repeated="1012" table:default-cell-style-name="Default"/>
        <table:table-row table:style-name="ro1">
          <table:table-cell table:style-name="ce1"/>
          <table:table-cell table:style-name="ce13" office:value-type="string" calcext:value-type="string">
            <text:p>Bi-Weekly Meetings to review data, methodology, and drafts</text:p>
          </table:table-cell>
          <table:table-cell table:style-name="ce13"/>
          <table:table-cell table:style-name="ce13" office:value-type="string" calcext:value-type="string">
            <text:p>Revised-Updated edited chapters 1-3 to advisor</text:p>
          </table:table-cell>
          <table:table-cell table:style-name="ce24" office:value-type="string" calcext:value-type="string">
            <text:p>Chapter 4 edited final draft to advisor</text:p>
          </table:table-cell>
          <table:table-cell table:style-name="ce26" office:value-type="string" calcext:value-type="string">
            <text:p>Chapter 5 edited final draft to advisor</text:p>
          </table:table-cell>
          <table:table-cell table:style-name="ce28" office:value-type="string" calcext:value-type="string">
            <text:p>Dissertation final draft to advisor for final round of comments</text:p>
          </table:table-cell>
          <table:table-cell table:style-name="ce30" office:value-type="string" calcext:value-type="string">
            <text:p>Dissertation draft to committee</text:p>
          </table:table-cell>
          <table:table-cell table:style-name="ce32" office:value-type="string" calcext:value-type="string">
            <text:p>Defense rehearsal</text:p>
          </table:table-cell>
          <table:table-cell table:style-name="ce34" office:value-type="string" calcext:value-type="string">
            <text:p>TARGET: Dissertation defense</text:p>
          </table:table-cell>
          <table:table-cell table:style-name="ce32" office:value-type="string" calcext:value-type="string">
            <text:p>Post-defense Revision</text:p>
          </table:table-cell>
          <table:table-cell table:style-name="ce35" office:value-type="string" calcext:value-type="string">
            <text:p>Submission to Graduate Studie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n of Record</text:p>
          </table:table-cell>
          <table:table-cell table:style-name="ce14" office:value-type="string" calcext:value-type="string">
            <text:p>01 Feb - 22 May 2023</text:p>
          </table:table-cell>
          <table:table-cell table:style-name="ce14"/>
          <table:table-cell table:style-name="ce23" table:formula="of:=[.E2]-49" office:value-type="date" office:date-value="2023-03-17" calcext:value-type="date">
            <text:p>17 March 2023</text:p>
          </table:table-cell>
          <table:table-cell table:style-name="ce25" office:value-type="date" office:date-value="2023-05-05" calcext:value-type="date">
            <text:p>05 May 2023</text:p>
          </table:table-cell>
          <table:table-cell table:style-name="ce23" table:formula="of:=[.G2]-14" office:value-type="date" office:date-value="2023-08-31" calcext:value-type="date">
            <text:p>31 August 2023</text:p>
          </table:table-cell>
          <table:table-cell table:style-name="ce23" table:formula="of:=[.H2]-14" office:value-type="date" office:date-value="2023-09-14" calcext:value-type="date">
            <text:p>14 September 2023</text:p>
          </table:table-cell>
          <table:table-cell table:style-name="ce23" table:formula="of:=[.I2]-14" office:value-type="date" office:date-value="2023-09-28" calcext:value-type="date">
            <text:p>28 September 2023</text:p>
          </table:table-cell>
          <table:table-cell table:style-name="ce23" table:formula="of:=[.J2]-14" office:value-type="date" office:date-value="2023-10-12" calcext:value-type="date">
            <text:p>12 October 2023</text:p>
          </table:table-cell>
          <table:table-cell table:style-name="ce23" table:formula="of:=[.K2]-14" office:value-type="date" office:date-value="2023-10-26" calcext:value-type="date">
            <text:p>26 October 2023</text:p>
          </table:table-cell>
          <table:table-cell table:style-name="ce23" table:formula="of:=[.L2] - 3" office:value-type="date" office:date-value="2023-11-09" calcext:value-type="date">
            <text:p>09 November 2023</text:p>
          </table:table-cell>
          <table:table-cell table:style-name="ce25" office:value-type="date" office:date-value="2023-11-12" calcext:value-type="date">
            <text:p>12 November 2023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14" table:number-columns-repeated="2"/>
          <table:table-cell table:style-name="ce23"/>
          <table:table-cell table:style-name="ce25"/>
          <table:table-cell table:style-name="ce14" table:number-columns-repeated="2"/>
          <table:table-cell table:style-name="ce23" table:number-columns-repeated="4"/>
          <table:table-cell table:style-name="ce25"/>
          <table:table-cell table:number-columns-repeated="1012"/>
        </table:table-row>
        <table:table-row table:style-name="ro2">
          <table:table-cell table:style-name="ce4" office:value-type="string" calcext:value-type="string">
            <text:p>Potentially Accelerated Plan</text:p>
          </table:table-cell>
          <table:table-cell table:style-name="ce14" office:value-type="string" calcext:value-type="string">
            <text:p>01 Feb - 09 May 2023</text:p>
          </table:table-cell>
          <table:table-cell table:style-name="ce20" office:value-type="date" office:date-value="2023-02-01" calcext:value-type="date">
            <text:p>01 Feb 2023</text:p>
          </table:table-cell>
          <table:table-cell table:style-name="ce23" table:formula="of:=[.E4]-28" office:value-type="date" office:date-value="2023-03-27" calcext:value-type="date">
            <text:p>27 March 2023</text:p>
          </table:table-cell>
          <table:table-cell table:style-name="ce25" office:value-type="date" office:date-value="2023-04-24" calcext:value-type="date">
            <text:p>24 April 2023</text:p>
          </table:table-cell>
          <table:table-cell table:style-name="ce23" table:formula="of:=[.G4]-7" office:value-type="date" office:date-value="2023-05-09" calcext:value-type="date">
            <text:p>09 May 2023</text:p>
          </table:table-cell>
          <table:table-cell table:style-name="ce23" table:formula="of:=[.H4]-7" office:value-type="date" office:date-value="2023-05-16" calcext:value-type="date">
            <text:p>16 May 2023</text:p>
          </table:table-cell>
          <table:table-cell table:style-name="ce23" table:formula="of:=[.I4]-7" office:value-type="date" office:date-value="2023-05-23" calcext:value-type="date">
            <text:p>23 May 2023</text:p>
          </table:table-cell>
          <table:table-cell table:style-name="ce23" table:formula="of:=[.J4]-7" office:value-type="date" office:date-value="2023-05-30" calcext:value-type="date">
            <text:p>30 May 2023</text:p>
          </table:table-cell>
          <table:table-cell table:style-name="ce23" table:formula="of:=[.K4]-7" office:value-type="date" office:date-value="2023-06-06" calcext:value-type="date">
            <text:p>06 June 2023</text:p>
          </table:table-cell>
          <table:table-cell table:style-name="ce23" table:formula="of:=[.L4] - 3" office:value-type="date" office:date-value="2023-06-13" calcext:value-type="date">
            <text:p>13 June 2023</text:p>
          </table:table-cell>
          <table:table-cell table:style-name="ce25" office:value-type="date" office:date-value="2023-06-16" calcext:value-type="date">
            <text:p>16 June 2023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6" office:value-type="string" calcext:value-type="string">
            <text:p>#</text:p>
          </table:table-cell>
          <table:table-cell table:style-name="ce15" office:value-type="string" calcext:value-type="string" table:number-columns-spanned="4" table:number-rows-spanned="1">
            <text:p>Task</text:p>
          </table:table-cell>
          <table:covered-table-cell table:number-columns-repeated="3" table:style-name="ce21"/>
          <table:table-cell table:style-name="ce27" office:value-type="string" calcext:value-type="string">
            <text:p>Effort (days)</text:p>
          </table:table-cell>
          <table:table-cell table:style-name="ce27" office:value-type="string" calcext:value-type="string">
            <text:p>Start date</text:p>
          </table:table-cell>
          <table:table-cell table:style-name="ce27" office:value-type="string" calcext:value-type="string">
            <text:p>Completion date</text:p>
          </table:table-cell>
          <table:table-cell table:style-name="ce15" table:number-columns-repeated="4"/>
          <table:table-cell table:number-columns-repeated="1012"/>
        </table:table-row>
        <table:table-row table:style-name="ro2">
          <table:table-cell table:style-name="ce7" table:formula="of:=0.9" office:value-type="float" office:value="0.9" calcext:value-type="float">
            <text:p>0.9</text:p>
          </table:table-cell>
          <table:table-cell table:style-name="ce16" office:value-type="string" calcext:value-type="string" table:number-columns-spanned="4" table:number-rows-spanned="1">
            <text:p>Roll up cash flow statements into a single spreadsheet</text:p>
          </table:table-cell>
          <table:covered-table-cell table:number-columns-repeated="3"/>
          <table:table-cell table:style-name="ce1" office:value-type="float" office:value="4" calcext:value-type="float">
            <text:p>4</text:p>
          </table:table-cell>
          <table:table-cell table:style-name="ce29" table:formula="of:=[.H7]-[.F7]" office:value-type="date" office:date-value="2023-02-17" calcext:value-type="date">
            <text:p>17 February 2023</text:p>
          </table:table-cell>
          <table:table-cell table:style-name="ce29" table:formula="of:=[.G8]" office:value-type="date" office:date-value="2023-02-21" calcext:value-type="date">
            <text:p>21 February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 table:number-columns-spanned="4" table:number-rows-spanned="1">
            <text:p>Record bond data from years 2014-2022 in Data Dashboard.</text:p>
          </table:table-cell>
          <table:covered-table-cell table:number-columns-repeated="3"/>
          <table:table-cell table:style-name="ce1" office:value-type="float" office:value="4" calcext:value-type="float">
            <text:p>4</text:p>
          </table:table-cell>
          <table:table-cell table:style-name="ce29" table:formula="of:=[.H8]-[.F8]" office:value-type="date" office:date-value="2023-02-21" calcext:value-type="date">
            <text:p>21 February 2023</text:p>
          </table:table-cell>
          <table:table-cell table:style-name="ce29" table:formula="of:=[.G9]" office:value-type="date" office:date-value="2023-02-25" calcext:value-type="date">
            <text:p>25 February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7]" office:value-type="float" office:value="1.9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Cross-reference Form 990 with financial statements for 15 years.</text:p>
          </table:table-cell>
          <table:covered-table-cell table:number-columns-repeated="3"/>
          <table:table-cell table:style-name="ce1" office:value-type="float" office:value="1" calcext:value-type="float">
            <text:p>1</text:p>
          </table:table-cell>
          <table:table-cell table:style-name="ce29" table:formula="of:=[.H9]-[.F9]" office:value-type="date" office:date-value="2023-02-25" calcext:value-type="date">
            <text:p>25 February 2023</text:p>
          </table:table-cell>
          <table:table-cell table:style-name="ce29" table:formula="of:=[.G10]" office:value-type="date" office:date-value="2023-02-26" calcext:value-type="date">
            <text:p>26 February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9]" office:value-type="float" office:value="2.9" calcext:value-type="float">
            <text:p>3</text:p>
          </table:table-cell>
          <table:table-cell table:style-name="ce16" office:value-type="string" calcext:value-type="string" table:number-columns-spanned="4" table:number-rows-spanned="1">
            <text:p>Find and record all bond prospectuses.</text:p>
          </table:table-cell>
          <table:covered-table-cell table:number-columns-repeated="3"/>
          <table:table-cell table:style-name="ce1" office:value-type="float" office:value="4" calcext:value-type="float">
            <text:p>4</text:p>
          </table:table-cell>
          <table:table-cell table:style-name="ce29" table:formula="of:=[.H10]-[.F10]" office:value-type="date" office:date-value="2023-02-26" calcext:value-type="date">
            <text:p>26 February 2023</text:p>
          </table:table-cell>
          <table:table-cell table:style-name="ce29" table:formula="of:=[.G11]" office:value-type="date" office:date-value="2023-03-02" calcext:value-type="date">
            <text:p>02 March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10]" office:value-type="float" office:value="3.9" calcext:value-type="float">
            <text:p>4</text:p>
          </table:table-cell>
          <table:table-cell table:style-name="ce16" office:value-type="string" calcext:value-type="string" table:number-columns-spanned="4" table:number-rows-spanned="1">
            <text:p>Cross-reference <text:s/>15 years of board meeting data with financial statements.</text:p>
          </table:table-cell>
          <table:covered-table-cell table:number-columns-repeated="3"/>
          <table:table-cell table:style-name="ce1" office:value-type="float" office:value="7" calcext:value-type="float">
            <text:p>7</text:p>
          </table:table-cell>
          <table:table-cell table:style-name="ce29" table:formula="of:=[.H11]-[.F11]" office:value-type="date" office:date-value="2023-03-02" calcext:value-type="date">
            <text:p>02 March 2023</text:p>
          </table:table-cell>
          <table:table-cell table:style-name="ce29" table:formula="of:=[.G12]" office:value-type="date" office:date-value="2023-03-09" calcext:value-type="date">
            <text:p>09 March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11]" office:value-type="float" office:value="4.9" calcext:value-type="float">
            <text:p>5</text:p>
          </table:table-cell>
          <table:table-cell table:style-name="ce16" office:value-type="string" calcext:value-type="string" table:number-columns-spanned="4" table:number-rows-spanned="1">
            <text:p>Research and characterize types of bonds: conduit bonds, NMTC, loans, forgiven loans</text:p>
          </table:table-cell>
          <table:covered-table-cell table:number-columns-repeated="3"/>
          <table:table-cell table:style-name="ce1" office:value-type="float" office:value="1" calcext:value-type="float">
            <text:p>1</text:p>
          </table:table-cell>
          <table:table-cell table:style-name="ce29" table:formula="of:=[.H12]-[.F12]" office:value-type="date" office:date-value="2023-03-09" calcext:value-type="date">
            <text:p>09 March 2023</text:p>
          </table:table-cell>
          <table:table-cell table:style-name="ce29" table:formula="of:=[.G13]" office:value-type="date" office:date-value="2023-03-10" calcext:value-type="date">
            <text:p>10 March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12]" office:value-type="float" office:value="5.9" calcext:value-type="float">
            <text:p>6</text:p>
          </table:table-cell>
          <table:table-cell table:style-name="ce16" office:value-type="string" calcext:value-type="string" table:number-columns-spanned="4" table:number-rows-spanned="1">
            <text:p>Research and then cross-reference venture funds with financial statements; include their Form 990s.</text:p>
          </table:table-cell>
          <table:covered-table-cell table:number-columns-repeated="3"/>
          <table:table-cell table:style-name="ce1" office:value-type="float" office:value="4" calcext:value-type="float">
            <text:p>4</text:p>
          </table:table-cell>
          <table:table-cell table:style-name="ce29" table:formula="of:=[.H13]-[.F13]" office:value-type="date" office:date-value="2023-03-10" calcext:value-type="date">
            <text:p>10 March 2023</text:p>
          </table:table-cell>
          <table:table-cell table:style-name="ce29" table:formula="of:=[.G14]" office:value-type="date" office:date-value="2023-03-14" calcext:value-type="date">
            <text:p>14 March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/>
          <table:table-cell table:style-name="ce16" office:value-type="string" calcext:value-type="string" table:number-columns-spanned="4" table:number-rows-spanned="1">
            <text:p>Review &amp; incorporate relevant data from StopRocketship, EduResearcher, &amp; ScoopIt.</text:p>
          </table:table-cell>
          <table:covered-table-cell table:number-columns-repeated="3"/>
          <table:table-cell table:style-name="ce1" office:value-type="float" office:value="3" calcext:value-type="float">
            <text:p>3</text:p>
          </table:table-cell>
          <table:table-cell table:style-name="ce29" table:formula="of:=[.H14]-[.F14]" office:value-type="date" office:date-value="2023-03-14" calcext:value-type="date">
            <text:p>14 March 2023</text:p>
          </table:table-cell>
          <table:table-cell table:style-name="ce29" table:formula="of:=[.G15]" office:value-type="date" office:date-value="2023-03-17" calcext:value-type="date">
            <text:p>17 March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13]" office:value-type="float" office:value="6.9" calcext:value-type="float">
            <text:p>7</text:p>
          </table:table-cell>
          <table:table-cell table:style-name="ce16" office:value-type="string" calcext:value-type="string" table:number-columns-spanned="4" table:number-rows-spanned="1">
            <text:p>Record in Data Dashboard grants and donations.</text:p>
          </table:table-cell>
          <table:covered-table-cell table:number-columns-repeated="3"/>
          <table:table-cell table:style-name="ce1" office:value-type="float" office:value="1" calcext:value-type="float">
            <text:p>1</text:p>
          </table:table-cell>
          <table:table-cell table:style-name="ce29" table:formula="of:=[.H15]-[.F15]" office:value-type="date" office:date-value="2023-03-17" calcext:value-type="date">
            <text:p>17 March 2023</text:p>
          </table:table-cell>
          <table:table-cell table:style-name="ce29" table:formula="of:=[.G16]" office:value-type="date" office:date-value="2023-03-18" calcext:value-type="date">
            <text:p>18 March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15]" office:value-type="float" office:value="7.9" calcext:value-type="float">
            <text:p>8</text:p>
          </table:table-cell>
          <table:table-cell table:style-name="ce16" office:value-type="string" calcext:value-type="string" table:number-columns-spanned="4" table:number-rows-spanned="1">
            <text:p>Review and cross-reference petitions and renewals with financial statements.</text:p>
          </table:table-cell>
          <table:covered-table-cell table:number-columns-repeated="3"/>
          <table:table-cell table:style-name="ce1" office:value-type="float" office:value="4" calcext:value-type="float">
            <text:p>4</text:p>
          </table:table-cell>
          <table:table-cell table:style-name="ce29" table:formula="of:=[.H16]-[.F16]" office:value-type="date" office:date-value="2023-03-18" calcext:value-type="date">
            <text:p>18 March 2023</text:p>
          </table:table-cell>
          <table:table-cell table:style-name="ce29" table:formula="of:=[.G17]" office:value-type="date" office:date-value="2023-03-22" calcext:value-type="date">
            <text:p>22 March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16]" office:value-type="float" office:value="8.9" calcext:value-type="float">
            <text:p>9</text:p>
          </table:table-cell>
          <table:table-cell table:style-name="ce16" office:value-type="string" calcext:value-type="string" table:number-columns-spanned="4" table:number-rows-spanned="1">
            <text:p>Review and cross-reference leases with financial statements.</text:p>
          </table:table-cell>
          <table:covered-table-cell table:number-columns-repeated="3"/>
          <table:table-cell table:style-name="ce1" office:value-type="float" office:value="1" calcext:value-type="float">
            <text:p>1</text:p>
          </table:table-cell>
          <table:table-cell table:style-name="ce29" table:formula="of:=[.H17]-[.F17]" office:value-type="date" office:date-value="2023-03-22" calcext:value-type="date">
            <text:p>22 March 2023</text:p>
          </table:table-cell>
          <table:table-cell table:style-name="ce29" table:formula="of:=[.G18]" office:value-type="date" office:date-value="2023-03-23" calcext:value-type="date">
            <text:p>23 March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/>
          <table:table-cell table:style-name="ce17" office:value-type="string" calcext:value-type="string" table:number-columns-spanned="4" table:number-rows-spanned="1">
            <text:p>Quality time with my son</text:p>
          </table:table-cell>
          <table:covered-table-cell table:number-columns-repeated="3"/>
          <table:table-cell table:style-name="ce1" office:value-type="float" office:value="7" calcext:value-type="float">
            <text:p>7</text:p>
          </table:table-cell>
          <table:table-cell table:style-name="ce29" table:formula="of:=[.H18]-[.F18]" office:value-type="date" office:date-value="2023-03-23" calcext:value-type="date">
            <text:p>23 March 2023</text:p>
          </table:table-cell>
          <table:table-cell table:style-name="ce29" table:formula="of:=[.G20]" office:value-type="date" office:date-value="2023-03-30" calcext:value-type="date">
            <text:p>30 March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/>
          <table:table-cell table:style-name="ce18"/>
          <table:table-cell table:style-name="ce22" office:value-type="string" calcext:value-type="string" table:number-columns-spanned="3" table:number-rows-spanned="1">
            <text:p>End of data collection &amp; organizing </text:p>
            <text:p>Start of writing</text:p>
          </table:table-cell>
          <table:covered-table-cell table:number-columns-repeated="2"/>
          <table:table-cell table:style-name="ce18" table:number-columns-repeated="3"/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17]" office:value-type="float" office:value="9.9" calcext:value-type="float">
            <text:p>10</text:p>
          </table:table-cell>
          <table:table-cell table:style-name="ce16" office:value-type="string" calcext:value-type="string" table:number-columns-spanned="4" table:number-rows-spanned="1">
            <text:p>Submit Chapters 1- 3 draft</text:p>
          </table:table-cell>
          <table:covered-table-cell table:number-columns-repeated="3"/>
          <table:table-cell table:style-name="ce1" office:value-type="float" office:value="4" calcext:value-type="float">
            <text:p>4</text:p>
          </table:table-cell>
          <table:table-cell table:style-name="ce29" table:formula="of:=[.H20]-[.F20]" office:value-type="date" office:date-value="2023-03-30" calcext:value-type="date">
            <text:p>30 March 2023</text:p>
          </table:table-cell>
          <table:table-cell table:style-name="ce29" table:formula="of:=[.G21]" office:value-type="date" office:date-value="2023-04-03" calcext:value-type="date">
            <text:p>03 April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20]" office:value-type="float" office:value="10.9" calcext:value-type="float">
            <text:p>11</text:p>
          </table:table-cell>
          <table:table-cell table:style-name="ce16" office:value-type="string" calcext:value-type="string" table:number-columns-spanned="4" table:number-rows-spanned="1">
            <text:p>Submit Chapter 4 draft</text:p>
          </table:table-cell>
          <table:covered-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29" table:formula="of:=[.H21]-[.F21]" office:value-type="date" office:date-value="2023-04-03" calcext:value-type="date">
            <text:p>03 April 2023</text:p>
          </table:table-cell>
          <table:table-cell table:style-name="ce29" table:formula="of:=[.G22]" office:value-type="date" office:date-value="2023-04-24" calcext:value-type="date">
            <text:p>24 April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21]" office:value-type="float" office:value="11.9" calcext:value-type="float">
            <text:p>12</text:p>
          </table:table-cell>
          <table:table-cell table:style-name="ce16" office:value-type="string" calcext:value-type="string" table:number-columns-spanned="4" table:number-rows-spanned="1">
            <text:p>Submit Chapter 5 draft</text:p>
          </table:table-cell>
          <table:covered-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29" table:formula="of:=[.H22]-[.F22]" office:value-type="date" office:date-value="2023-04-24" calcext:value-type="date">
            <text:p>24 April 2023</text:p>
          </table:table-cell>
          <table:table-cell table:style-name="ce29" table:formula="of:=[.G23]" office:value-type="date" office:date-value="2023-05-09" calcext:value-type="date">
            <text:p>09 May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22]" office:value-type="float" office:value="12.9" calcext:value-type="float">
            <text:p>13</text:p>
          </table:table-cell>
          <table:table-cell table:style-name="ce16" office:value-type="string" calcext:value-type="string" table:number-columns-spanned="4" table:number-rows-spanned="1">
            <text:p>Dissertation final to advisor</text:p>
          </table:table-cell>
          <table:covered-table-cell table:number-columns-repeated="3"/>
          <table:table-cell table:style-name="ce1" office:value-type="float" office:value="7" calcext:value-type="float">
            <text:p>7</text:p>
          </table:table-cell>
          <table:table-cell table:style-name="ce29" table:formula="of:=[.H23]-[.F23]" office:value-type="date" office:date-value="2023-05-09" calcext:value-type="date">
            <text:p>09 May 2023</text:p>
          </table:table-cell>
          <table:table-cell table:style-name="ce29" table:formula="of:=[.G24]" office:value-type="date" office:date-value="2023-05-16" calcext:value-type="date">
            <text:p>16 May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23]" office:value-type="float" office:value="13.9" calcext:value-type="float">
            <text:p>14</text:p>
          </table:table-cell>
          <table:table-cell table:style-name="ce16" office:value-type="string" calcext:value-type="string" table:number-columns-spanned="4" table:number-rows-spanned="1">
            <text:p>Submit dissertation to committee</text:p>
          </table:table-cell>
          <table:covered-table-cell table:number-columns-repeated="3"/>
          <table:table-cell table:style-name="ce1" office:value-type="float" office:value="7" calcext:value-type="float">
            <text:p>7</text:p>
          </table:table-cell>
          <table:table-cell table:style-name="ce29" table:formula="of:=[.H24]-[.F24]" office:value-type="date" office:date-value="2023-05-16" calcext:value-type="date">
            <text:p>16 May 2023</text:p>
          </table:table-cell>
          <table:table-cell table:style-name="ce29" table:formula="of:=[.G25]" office:value-type="date" office:date-value="2023-05-23" calcext:value-type="date">
            <text:p>23 May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24]" office:value-type="float" office:value="14.9" calcext:value-type="float">
            <text:p>15</text:p>
          </table:table-cell>
          <table:table-cell table:style-name="ce16" office:value-type="string" calcext:value-type="string" table:number-columns-spanned="4" table:number-rows-spanned="1">
            <text:p>Defense rehearsal</text:p>
          </table:table-cell>
          <table:covered-table-cell table:number-columns-repeated="3"/>
          <table:table-cell table:style-name="ce1" office:value-type="float" office:value="7" calcext:value-type="float">
            <text:p>7</text:p>
          </table:table-cell>
          <table:table-cell table:style-name="ce29" table:formula="of:=[.H25]-[.F25]" office:value-type="date" office:date-value="2023-05-23" calcext:value-type="date">
            <text:p>23 May 2023</text:p>
          </table:table-cell>
          <table:table-cell table:style-name="ce29" table:formula="of:=[.G26]" office:value-type="date" office:date-value="2023-05-30" calcext:value-type="date">
            <text:p>30 May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25]" office:value-type="float" office:value="15.9" calcext:value-type="float">
            <text:p>16</text:p>
          </table:table-cell>
          <table:table-cell table:style-name="ce16" office:value-type="string" calcext:value-type="string" table:number-columns-spanned="4" table:number-rows-spanned="1">
            <text:p>Defend!</text:p>
          </table:table-cell>
          <table:covered-table-cell table:number-columns-repeated="3"/>
          <table:table-cell table:style-name="ce1" office:value-type="float" office:value="7" calcext:value-type="float">
            <text:p>7</text:p>
          </table:table-cell>
          <table:table-cell table:style-name="ce29" table:formula="of:=[.H26]-[.F26]" office:value-type="date" office:date-value="2023-05-30" calcext:value-type="date">
            <text:p>30 May 2023</text:p>
          </table:table-cell>
          <table:table-cell table:style-name="ce29" table:formula="of:=[.G27]" office:value-type="date" office:date-value="2023-06-06" calcext:value-type="date">
            <text:p>06 June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26]" office:value-type="float" office:value="16.9" calcext:value-type="float">
            <text:p>17</text:p>
          </table:table-cell>
          <table:table-cell table:style-name="ce16" office:value-type="string" calcext:value-type="string" table:number-columns-spanned="4" table:number-rows-spanned="1">
            <text:p>Post-defense revision</text:p>
          </table:table-cell>
          <table:covered-table-cell table:number-columns-repeated="3"/>
          <table:table-cell table:style-name="ce1" office:value-type="float" office:value="7" calcext:value-type="float">
            <text:p>7</text:p>
          </table:table-cell>
          <table:table-cell table:style-name="ce29" table:formula="of:=[.G28]-[.F27]" office:value-type="date" office:date-value="2023-06-06" calcext:value-type="date">
            <text:p>06 June 2023</text:p>
          </table:table-cell>
          <table:table-cell table:style-name="ce29" table:formula="of:=[.G28]" office:value-type="date" office:date-value="2023-06-13" calcext:value-type="date">
            <text:p>13 June 2023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style-name="ce9" table:formula="of:=1+[.A27]" office:value-type="float" office:value="17.9" calcext:value-type="float">
            <text:p>18</text:p>
          </table:table-cell>
          <table:table-cell table:style-name="ce16" office:value-type="string" calcext:value-type="string" table:number-columns-spanned="4" table:number-rows-spanned="1">
            <text:p>Submit dissertation to Graduate Studies</text:p>
          </table:table-cell>
          <table:covered-table-cell table:number-columns-repeated="3"/>
          <table:table-cell table:style-name="ce1" office:value-type="float" office:value="3" calcext:value-type="float">
            <text:p>3</text:p>
          </table:table-cell>
          <table:table-cell table:style-name="ce29" table:formula="of:=[.H28]-[.F28]" office:value-type="date" office:date-value="2023-06-13" calcext:value-type="date">
            <text:p>13 June 2023</text:p>
          </table:table-cell>
          <table:table-cell table:style-name="ce31" office:value-type="date" office:date-value="2023-06-16" calcext:value-type="date">
            <text:p>16 June 2023</text:p>
          </table:table-cell>
          <table:table-cell table:style-name="ce33" table:number-columns-repeated="4"/>
          <table:table-cell table:number-columns-repeated="1012"/>
        </table:table-row>
        <table:table-row table:style-name="ro3">
          <table:table-cell table:style-name="ce10" office:value-type="string" calcext:value-type="string">
            <text:p>Notes</text:p>
          </table:table-cell>
          <table:table-cell table:style-name="ce12" table:number-columns-repeated="11"/>
          <table:table-cell table:number-columns-repeated="1012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1">
            <text:p>Graduate school deadline is second Monday in November.</text:p>
          </table:table-cell>
          <table:covered-table-cell table:number-columns-repeated="2"/>
          <table:table-cell table:number-columns-repeated="2"/>
          <table:table-cell table:style-name="ce12" table:number-columns-repeated="6"/>
          <table:table-cell table:number-columns-repeated="1012"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 table:number-columns-spanned="3" table:number-rows-spanned="1">
            <text:p>All dates are "No later than 11;59pm".</text:p>
          </table:table-cell>
          <table:covered-table-cell table:number-columns-repeated="2"/>
          <table:table-cell table:number-columns-repeated="2"/>
          <table:table-cell table:style-name="ce12" table:number-columns-repeated="6"/>
          <table:table-cell table:number-columns-repeated="1012"/>
        </table:table-row>
        <table:table-row table:style-name="ro4"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<text:span text:style-name="T1">Dates in </text:span><text:span text:style-name="T2">bold</text:span><text:span text:style-name="T3"> are fixed. The others are relative to a fixed date .</text:span></text:p>
          </table:table-cell>
          <table:covered-table-cell table:number-columns-repeated="3"/>
          <table:table-cell/>
          <table:table-cell table:style-name="ce12" table:number-columns-repeated="6"/>
          <table:table-cell table:number-columns-repeated="1012"/>
        </table:table-row>
        <table:table-row table:style-name="ro4" table:number-rows-repeated="3">
          <table:table-cell table:number-columns-repeated="4"/>
          <table:table-cell table:style-name="ce12" table:number-columns-repeated="8"/>
          <table:table-cell table:number-columns-repeated="1012"/>
        </table:table-row>
        <table:table-row table:style-name="ro4" table:number-rows-repeated="977">
          <table:table-cell table:style-name="ce12" table:number-columns-repeated="12"/>
          <table:table-cell table:number-columns-repeated="1012"/>
        </table:table-row>
        <table:table-row table:style-name="ro5" table:number-rows-repeated="1047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" svg:font-family="'Alegreya Sans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 </number:text>
      <number:month number:style="long" number:textual="true"/>
      <number:text> </number:text>
      <number:year number:style="long"/>
    </number:date-style>
    <number:date-style style:name="N126">
      <number:day number:style="long"/>
      <number:text> </number:text>
      <number:month number:textual="true"/>
      <number:text> </number:text>
      <number:year number:style="long"/>
    </number:date-style>
    <number:number-style style:name="N127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9" meta:object-count="0"/>
    <meta:generator>LibreOfficeDev/6.0.5.2$Linux_X86_64 LibreOffice_project/</meta:generator>
  </office:meta>
</office:document-meta>
</file>